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4292f" style:font-name="ui-monospace" fo:font-size="9pt" fo:letter-spacing="normal" fo:font-style="normal" fo:font-weight="normal" officeooo:rsid="000b384f" officeooo:paragraph-rsid="000b384f" style:font-size-asian="8.75pt" style:font-size-complex="10pt"/>
    </style:style>
    <style:style style:name="P2" style:family="paragraph" style:parent-style-name="Preformatted_20_Text">
      <style:paragraph-properties fo:margin-top="0in" fo:margin-bottom="0in" loext:contextual-spacing="false" fo:orphans="2" fo:widows="2"/>
      <style:text-properties fo:font-variant="normal" fo:text-transform="none" fo:color="#24292f" style:font-name="ui-monospace" fo:font-size="9pt" fo:letter-spacing="normal" fo:font-style="normal" fo:font-weight="normal"/>
    </style:style>
    <style:style style:name="P3" style:family="paragraph" style:parent-style-name="Preformatted_20_Text">
      <style:paragraph-properties fo:margin-top="0in" fo:margin-bottom="0in" loext:contextual-spacing="false" fo:orphans="2" fo:widows="2"/>
      <style:text-properties fo:font-variant="normal" fo:text-transform="none" fo:color="#24292f" style:font-name="ui-monospace" fo:font-size="9pt" fo:letter-spacing="normal" fo:font-style="normal" fo:font-weight="normal" officeooo:rsid="000b384f" officeooo:paragraph-rsid="000b384f"/>
    </style:style>
    <style:style style:name="P4" style:family="paragraph" style:parent-style-name="Preformatted_20_Text">
      <style:paragraph-properties fo:margin-top="0in" fo:margin-bottom="0in" loext:contextual-spacing="false" fo:orphans="2" fo:widows="2"/>
      <style:text-properties fo:font-variant="normal" fo:text-transform="none" fo:color="#24292f" fo:letter-spacing="normal"/>
    </style:style>
    <style:style style:name="P5" style:family="paragraph" style:parent-style-name="Preformatted_20_Text">
      <style:paragraph-properties fo:margin-top="0in" fo:margin-bottom="0in" loext:contextual-spacing="false" fo:orphans="2" fo:widows="2"/>
      <style:text-properties fo:font-variant="normal" fo:text-transform="none" fo:color="#24292f" fo:letter-spacing="normal" officeooo:paragraph-rsid="000b384f"/>
    </style:style>
    <style:style style:name="P6" style:family="paragraph" style:parent-style-name="Preformatted_20_Text">
      <style:paragraph-properties fo:margin-top="0in" fo:margin-bottom="0in" loext:contextual-spacing="false" fo:orphans="2" fo:widows="2"/>
    </style:style>
    <style:style style:name="T1" style:family="text">
      <style:text-properties style:font-name="ui-monospace" fo:font-size="9pt" fo:font-style="normal" fo:font-weight="normal"/>
    </style:style>
    <style:style style:name="T2" style:family="text">
      <style:text-properties style:font-name="ui-monospace" fo:font-size="9pt" fo:font-style="normal" fo:font-weight="normal" officeooo:rsid="000b384f"/>
    </style:style>
    <style:style style:name="T3" style:family="text">
      <style:text-properties fo:font-variant="normal" fo:text-transform="none" fo:color="#24292f" style:text-line-through-style="none" style:text-line-through-type="none" style:font-name="ui-monospace" fo:font-size="9pt" fo:letter-spacing="normal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24292f" fo:letter-spacing="normal"/>
    </style:style>
    <style:style style:name="T5" style:family="text">
      <style:text-properties fo:font-variant="normal" fo:text-transform="none" fo:color="#24292f" style:font-name="ui-monospace" fo:font-size="9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 Author</text:p>
      <text:p text:style-name="P2">Ruth jelimo</text:p>
      <text:p text:style-name="P6"/>
      <text:p text:style-name="P2">## Description</text:p>
      <text:p text:style-name="P3">The website is all on about a portfolio landing page</text:p>
      <text:p text:style-name="P4"><text:s/></text:p>
      <text:p text:style-name="P4"><text:span text:style-name="T1">##Prerequisites</text:span></text:p>
      <text:p text:style-name="P4"><text:s/><text:span text:style-name="T1">You must be having a visual studio installed so as to write your code with ,</text:span></text:p>
      <text:p text:style-name="P4"><text:s/><text:span text:style-name="T1">you need to have git installed </text:span></text:p>
      <text:p text:style-name="P4"><text:s/><text:span text:style-name="T1">use the command below to install</text:span></text:p>
      <text:p text:style-name="P4"><text:s/><text:span text:style-name="T1">'sudo apt install git-</text:span><text:span text:style-name="T2">all”</text:span></text:p>
      <text:p text:style-name="P4"><text:s/></text:p>
      <text:p text:style-name="P4"><text:span text:style-name="T1">##Setup</text:span></text:p>
      <text:p text:style-name="P4"><text:s/><text:span text:style-name="T1">So as to access the project on your local file,you have to clone it using the steps below</text:span></text:p>
      <text:p text:style-name="P4"><text:span text:style-name="T1"/></text:p>
      <text:p text:style-name="P4"><text:s text:c="3"/><text:span text:style-name="T1">1.open the terminal.press CTRL+ALT+T</text:span></text:p>
      <text:p text:style-name="P4"><text:span text:style-name="T1"/></text:p>
      <text:p text:style-name="P4"><text:s text:c="3"/><text:span text:style-name="T1">2.Use this command to clone's git clone </text:span></text:p>
      <text:p text:style-name="P6"><text:span text:style-name="T4"><text:s text:c="3"/></text:span><text:a xlink:type="simple" xlink:href="https://github.com/ruthjelimo/portfolio_landing_page.git" text:style-name="Internet_20_link" text:visited-style-name="Visited_20_Internet_20_Link">https://github.com/ruthjelimo/portfolio_landing_page.git</text:a></text:p>
      <text:p text:style-name="P6"><text:span text:style-name="T4"/></text:p>
      <text:p text:style-name="P5"><text:s text:c="3"/><text:span text:style-name="T1">3.this will clone the repository into your local browser</text:span></text:p>
      <text:p text:style-name="P2">##Tech used</text:p>
      <text:p text:style-name="P4"><text:s text:c="3"/><text:span text:style-name="T1">HTML</text:span></text:p>
      <text:p text:style-name="P4"><text:s text:c="3"/><text:span text:style-name="T1">CSS</text:span></text:p>
      <text:p text:style-name="P4"><text:s text:c="3"/><text:span text:style-name="T1">GIT</text:span></text:p>
      <text:p text:style-name="P4"><text:s text:c="2"/></text:p>
      <text:p text:style-name="P4"><text:s/><text:span text:style-name="T1">##License</text:span></text:p>
      <text:p text:style-name="P4"><text:s text:c="3"/><text:span text:style-name="T1">The project is under the [MIT](license) license</text:span></text:p>
      <text:p text:style-name="P4"><text:s/></text:p>
      <text:p text:style-name="P4"><text:s/><text:span text:style-name="T1">##</text:span><text:span text:style-name="T2">L</text:span><text:span text:style-name="T1">ivesite</text:span></text:p>
      <text:p text:style-name="P6"><text:span text:style-name="T5"/></text:p>
      <text:p text:style-name="P6"><text:span text:style-name="T5"><text:s text:c="5"/>https://github.com/ruthjelimo/portfolio_landing_page.gi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5T09:23:44.473694540</meta:creation-date>
    <dc:date>2021-12-05T09:33:42.080059651</dc:date>
    <meta:editing-duration>PT9M58S</meta:editing-duration>
    <meta:editing-cycles>1</meta:editing-cycles>
    <meta:document-statistic meta:table-count="0" meta:image-count="0" meta:object-count="0" meta:page-count="1" meta:paragraph-count="27" meta:word-count="104" meta:character-count="733" meta:non-whitespace-character-count="609"/>
    <meta:generator>LibreOffice/6.4.7.2$Linux_X86_64 LibreOffice_project/40$Build-2</meta:generator>
  </office:meta>
</office:document-meta>
</file>